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Standard">
      <style:text-properties officeooo:rsid="0020c7a7" officeooo:paragraph-rsid="000c4d51"/>
    </style:style>
    <style:style style:name="P5" style:family="paragraph" style:parent-style-name="Text_20_body">
      <style:text-properties officeooo:rsid="000e2a0f" officeooo:paragraph-rsid="000e2a0f"/>
    </style:style>
    <style:style style:name="P6" style:family="paragraph" style:parent-style-name="Text_20_body" style:list-style-name="L1"/>
    <style:style style:name="P7" style:family="paragraph" style:parent-style-name="Standard" style:list-style-name="L1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e3f0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Inserimento questionari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6469248" text:style-name="L1">
              <text:list-item>
                <text:p text:style-name="P7">Giovanni vuole inserire un piccolissimo questionario sugli eventi organizzati dall'asilo Mazzetti</text:p>
                <text:list>
                  <text:list-item>
                    <text:list>
                      <text:list-item>
                        <text:p text:style-name="P6">Il sistema mostra la finestra Homepage di @silo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Questionari </text:p>
                <text:list>
                  <text:list-item>
                    <text:list>
                      <text:list-item>
                        <text:p text:style-name="P6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Inserisci nuovo Questionario</text:p>
                <text:list>
                  <text:list-item>
                    <text:list>
                      <text:list-item>
                        <text:p text:style-name="P6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9">Giovanni inserisce ne<text:span text:style-name="T1">i </text:span>camp<text:span text:style-name="T1">i</text:span> apposit<text:span text:style-name="T1">i</text:span>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9">Giovanni sottomette il questionario</text:p>
                <text:list>
                  <text:list-item>
                    <text:list>
                      <text:list-item>
                        <text:p text:style-name="P8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3</meta:editing-cycles>
    <meta:generator>LibreOffice/3.6$Windows_x86 LibreOffice_project/da8c1e6-fd468f4-454e206-f42a4a9-143cfd</meta:generator>
    <dc:date>2012-10-20T16:34:43.18</dc:date>
    <meta:document-statistic meta:table-count="1" meta:image-count="0" meta:object-count="0" meta:page-count="1" meta:paragraph-count="14" meta:word-count="137" meta:character-count="941" meta:non-whitespace-character-count="824"/>
  </office:meta>
</office:document-meta>
</file>